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DateLocaleConverter.SqlDateLocaleConverter( Object defaultValue ,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DateLocaleConverter.SqlDateLocaleConverter( Object defaultValue ,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DateLocaleConverter.SqlDateLocale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DateLocaleConverter.SqlDateLocaleConverter( Object default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DateLocaleConverter.SqlDateLocaleConverter( Object defaultValu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DateLocaleConverter.SqlDateLocaleConverter(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DateLocaleConverter.SqlDateLocaleConverter( Object defaultValue ,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DateLocaleConverter.parse( Object valu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DateLocaleConverter.SqlDateLocaleConvert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DateLocaleConverter.SqlDateLocal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DateLocaleConverter.SqlDateLocaleConverter(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DateLocaleConverter.SqlDateLocaleConverter(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DateLocaleConverter.SqlDateLocaleConverter(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